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fo:language="en" fo:country="US" officeooo:rsid="001e57a9" officeooo:paragraph-rsid="001e57a9"/>
    </style:style>
    <style:style style:name="P2" style:family="paragraph" style:parent-style-name="Standard">
      <style:paragraph-properties fo:text-align="justify" style:justify-single-word="false"/>
      <style:text-properties fo:language="en" fo:country="US" officeooo:rsid="001d4b40" officeooo:paragraph-rsid="001d4b40"/>
    </style:style>
    <style:style style:name="P3" style:family="paragraph" style:parent-style-name="Standard" style:list-style-name="L1">
      <style:paragraph-properties fo:text-align="justify" style:justify-single-word="false"/>
      <style:text-properties fo:language="en" fo:country="US" officeooo:rsid="001d4b40" officeooo:paragraph-rsid="001d4b40"/>
    </style:style>
    <style:style style:name="P4" style:family="paragraph" style:parent-style-name="Standard" style:list-style-name="L1">
      <style:paragraph-properties fo:text-align="justify" style:justify-single-word="false"/>
      <style:text-properties fo:language="en" fo:country="US" officeooo:rsid="00270c5b" officeooo:paragraph-rsid="00270c5b"/>
    </style:style>
    <style:style style:name="P5" style:family="paragraph" style:parent-style-name="Standard" style:list-style-name="L1">
      <style:paragraph-properties fo:text-align="justify" style:justify-single-word="false"/>
      <style:text-properties fo:language="ru" fo:country="RU" officeooo:rsid="00270c5b" officeooo:paragraph-rsid="00270c5b"/>
    </style:style>
    <style:style style:name="P6" style:family="paragraph" style:parent-style-name="Standard" style:list-style-name="L1">
      <style:paragraph-properties fo:text-align="justify" style:justify-single-word="false"/>
      <style:text-properties fo:language="en" fo:country="US" officeooo:rsid="0028229d" officeooo:paragraph-rsid="0029dd43"/>
    </style:style>
    <style:style style:name="P7" style:family="paragraph" style:parent-style-name="Standard" style:list-style-name="L1">
      <style:paragraph-properties fo:text-align="justify" style:justify-single-word="false"/>
      <style:text-properties fo:language="en" fo:country="US" officeooo:rsid="001e57a9" officeooo:paragraph-rsid="001e57a9"/>
    </style:style>
    <style:style style:name="P8" style:family="paragraph" style:parent-style-name="Standard" style:list-style-name="L1">
      <style:paragraph-properties fo:text-align="justify" style:justify-single-word="false"/>
      <style:text-properties fo:language="en" fo:country="US" officeooo:rsid="0029dd43" officeooo:paragraph-rsid="0029dd43"/>
    </style:style>
    <style:style style:name="P9" style:family="paragraph" style:parent-style-name="Standard" style:list-style-name="L1">
      <style:paragraph-properties fo:text-align="justify" style:justify-single-word="false"/>
      <style:text-properties fo:language="en" fo:country="US" officeooo:rsid="001f960d" officeooo:paragraph-rsid="001f960d"/>
    </style:style>
    <style:style style:name="P10" style:family="paragraph" style:parent-style-name="Standard" style:list-style-name="L1">
      <style:paragraph-properties fo:text-align="justify" style:justify-single-word="false"/>
      <style:text-properties fo:language="en" fo:country="US" officeooo:rsid="002b0566" officeooo:paragraph-rsid="002b0566"/>
    </style:style>
    <style:style style:name="P11" style:family="paragraph" style:parent-style-name="Standard" style:list-style-name="L1">
      <style:paragraph-properties fo:text-align="justify" style:justify-single-word="false"/>
      <style:text-properties fo:language="en" fo:country="US" officeooo:rsid="00227c25" officeooo:paragraph-rsid="00227c25"/>
    </style:style>
    <style:style style:name="T1" style:family="text">
      <style:text-properties officeooo:rsid="00270c5b"/>
    </style:style>
    <style:style style:name="T2" style:family="text">
      <style:text-properties officeooo:rsid="0028229d"/>
    </style:style>
    <style:style style:name="T3" style:family="text">
      <style:text-properties fo:language="en" fo:country="US" officeooo:rsid="001e57a9"/>
    </style:style>
    <style:style style:name="T4" style:family="text">
      <style:text-properties fo:language="en" fo:country="US"/>
    </style:style>
    <style:style style:name="T5" style:family="text">
      <style:text-properties fo:language="en" fo:country="US" officeooo:rsid="0028229d"/>
    </style:style>
    <style:style style:name="T6" style:family="text">
      <style:text-properties officeooo:rsid="0029dd43"/>
    </style:style>
    <style:style style:name="T7" style:family="text">
      <style:text-properties fo:font-variant="normal" fo:text-transform="none" fo:color="#0f1115" loext:opacity="100%" fo:font-family="'Times New Roman'" style:font-family-generic="roman" style:font-pitch="variable" fo:font-size="12pt" fo:letter-spacing="normal" fo:font-style="normal" fo:font-weight="normal"/>
    </style:style>
    <style:style style:name="T8" style:family="text">
      <style:text-properties fo:font-variant="normal" fo:text-transform="none" fo:color="#0f1115" loext:opacity="100%" fo:font-family="'Times New Roman'" style:font-family-generic="roman" style:font-pitch="variable" fo:letter-spacing="normal"/>
    </style:style>
    <style:style style:name="T9" style:family="text">
      <style:text-properties fo:font-family="'Times New Roman'" style:font-family-generic="roman" style:font-pitch="variable"/>
    </style:style>
    <style:style style:name="T10" style:family="text">
      <style:text-properties fo:font-variant="normal" fo:text-transform="none" fo:color="#0f1115" loext:opacity="100%" fo:font-family="quote-cjk-patch, Inter, system-ui, apple-system, BlinkMacSystemFont, 'Segoe UI', Roboto, Oxygen, Ubuntu, Cantarell, 'Open Sans', 'Helvetica Neue', sans-serif" fo:font-size="12pt" fo:letter-spacing="normal" fo:font-style="normal" fo:font-weight="normal"/>
    </style:style>
    <style:style style:name="T11" style:family="text">
      <style:text-properties fo:font-variant="normal" fo:text-transform="none" fo:color="#0f1115" loext:opacity="100%" fo:letter-spacing="normal"/>
    </style:style>
    <style:style style:name="T12" style:family="text">
      <style:text-properties officeooo:rsid="002ba2dd"/>
    </style:style>
    <style:style style:name="T13" style:family="text">
      <style:text-properties officeooo:rsid="002cf42f"/>
    </style:style>
    <text:list-style style:name="L1">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iromashenko Vladislav</text:p>
      <text:p text:style-name="P2">Lesson 1<text:span text:style-name="T1">B</text:span></text:p>
      <text:list text:style-name="L1">
        <text:list-item>
          <text:p text:style-name="P3">Vocabulary</text:p>
          <text:list>
            <text:list-item>
              <text:p text:style-name="P4">2. blonde, 3. long, 4. b<text:span text:style-name="T2">ald</text:span></text:p>
            </text:list-item>
            <text:list-item>
              <text:p text:style-name="P5"><text:span text:style-name="T3">2. </text:span><text:span text:style-name="T4">funny, 3. friendly, 4. lazy, 5. </text:span><text:span text:style-name="T5">clever, 6. unkind, 7. stupid, 8.shy, 9. quite</text:span></text:p>
            </text:list-item>
            <text:list-item>
              <text:p text:style-name="P6">2. bald, 3. extrovert, 4. beard, moustache, 5. like, 6. thin, overweight, 7. hard-working, </text:p>
              <text:p text:style-name="P6">8. like, talkactive, 9. <text:span text:style-name="T6">serious, 10. mean</text:span></text:p>
            </text:list-item>
          </text:list>
        </text:list-item>
        <text:list-item>
          <text:p text:style-name="P7">Grammar</text:p>
          <text:list>
            <text:list-item>
              <text:p text:style-name="P8">2. Does, want, 3. doesn’t, rain, 4. watches, 5. Does, speak, 6. Do, work, 7. don’t play, </text:p>
              <text:p text:style-name="P8">8. loves </text:p>
            </text:list-item>
            <text:list-item>
              <text:p text:style-name="P9"><text:span text:style-name="T7">2. You are </text:span><text:span text:style-name="Strong_20_Emphasis"><text:span text:style-name="T7">never</text:span></text:span><text:span text:style-name="T8"> </text:span><text:span text:style-name="T7">too old to get married. 3. Candice sees her boyfriend </text:span><text:span text:style-name="Strong_20_Emphasis"><text:span text:style-name="T7">every day</text:span></text:span><text:span text:style-name="T7">. 4. Alice </text:span><text:span text:style-name="Strong_20_Emphasis"><text:span text:style-name="T7">sometimes</text:span></text:span><text:span text:style-name="T8"> </text:span><text:span text:style-name="T7">meets people on the internet. 5. It is </text:span><text:span text:style-name="Strong_20_Emphasis"><text:span text:style-name="T7">always</text:span></text:span><text:span text:style-name="T8"> </text:span><text:span text:style-name="T7">fun to go on a date. 6. I </text:span><text:span text:style-name="Strong_20_Emphasis"><text:span text:style-name="T7">hardly ever</text:span></text:span><text:span text:style-name="T8"> </text:span><text:span text:style-name="T7">see my wife these days. 7. I </text:span><text:span text:style-name="Strong_20_Emphasis"><text:span text:style-name="T7">never</text:span></text:span><text:span text:style-name="T8"> </text:span><text:span text:style-name="T7">go out during the week.</text:span><text:span text:style-name="T9"> </text:span></text:p>
            </text:list-item>
            <text:list-item>
              <text:p text:style-name="P10">2. earns, 3. study, 4. want, 5. lives, 6. share, 7.have, 8. doesn’t come, 9. doesn’t like, 10. prefers, 11. don’t see, 12. get on</text:p>
            </text:list-item>
            <text:list-item>
              <text:p text:style-name="P10"><text:span text:style-name="T10">2. a. Where </text:span><text:span text:style-name="Strong_20_Emphasis"><text:span text:style-name="T10">do</text:span></text:span><text:span text:style-name="T11"> </text:span><text:span text:style-name="T10">you </text:span><text:span text:style-name="Strong_20_Emphasis"><text:span text:style-name="T10">live</text:span></text:span><text:span text:style-name="T10">? b. Where </text:span><text:span text:style-name="Strong_20_Emphasis"><text:span text:style-name="T10">does</text:span></text:span><text:span text:style-name="T11"> </text:span><text:span text:style-name="T10">Anna </text:span><text:span text:style-name="Strong_20_Emphasis"><text:span text:style-name="T10">live</text:span></text:span><text:span text:style-name="T10">? </text:span></text:p>
              <text:p text:style-name="P10"><text:span text:style-name="T10">3. a. Who </text:span><text:span text:style-name="Strong_20_Emphasis"><text:span text:style-name="T10">do</text:span></text:span><text:span text:style-name="T11"> </text:span><text:span text:style-name="T10">you </text:span><text:span text:style-name="Strong_20_Emphasis"><text:span text:style-name="T10">live with</text:span></text:span><text:span text:style-name="T10">? b. Who </text:span><text:span text:style-name="Strong_20_Emphasis"><text:span text:style-name="T10">does</text:span></text:span><text:span text:style-name="T11"> </text:span><text:span text:style-name="T10">Anna </text:span><text:span text:style-name="Strong_20_Emphasis"><text:span text:style-name="T10">live with</text:span></text:span><text:span text:style-name="T10">?</text:span></text:p>
              <text:p text:style-name="P10"><text:span text:style-name="T10">4. a. </text:span><text:span text:style-name="Strong_20_Emphasis"><text:span text:style-name="T10">Do</text:span></text:span><text:span text:style-name="T11"> </text:span><text:span text:style-name="T10">you </text:span><text:span text:style-name="Strong_20_Emphasis"><text:span text:style-name="T10">like</text:span></text:span><text:span text:style-name="T11"> </text:span><text:span text:style-name="T10">going to parties? b. </text:span><text:span text:style-name="Strong_20_Emphasis"><text:span text:style-name="T10">Does</text:span></text:span><text:span text:style-name="T11"> </text:span><text:span text:style-name="T10">Anna </text:span><text:span text:style-name="Strong_20_Emphasis"><text:span text:style-name="T10">like</text:span></text:span><text:span text:style-name="T11"> </text:span><text:span text:style-name="T10">going to parties? </text:span></text:p>
              <text:p text:style-name="P10"><text:span text:style-name="T10">5. a. </text:span><text:span text:style-name="Strong_20_Emphasis"><text:span text:style-name="T10">Are</text:span></text:span><text:span text:style-name="T11"> </text:span><text:span text:style-name="T10">you </text:span><text:span text:style-name="Strong_20_Emphasis"><text:span text:style-name="T10">shy</text:span></text:span><text:span text:style-name="T11"> </text:span><text:span text:style-name="T10">or </text:span><text:span text:style-name="Strong_20_Emphasis"><text:span text:style-name="T10">extrovert</text:span></text:span><text:span text:style-name="T10">? b. </text:span><text:span text:style-name="Strong_20_Emphasis"><text:span text:style-name="T10">Is</text:span></text:span><text:span text:style-name="T11"> </text:span><text:span text:style-name="T10">Anna </text:span><text:span text:style-name="Strong_20_Emphasis"><text:span text:style-name="T10">shy</text:span></text:span><text:span text:style-name="T11"> </text:span><text:span text:style-name="T10">or </text:span><text:span text:style-name="Strong_20_Emphasis"><text:span text:style-name="T10">extrovert</text:span></text:span><text:span text:style-name="T10">?</text:span> </text:p>
            </text:list-item>
            <text:list-item>
              <text:p text:style-name="P10"><text:span text:style-name="T10">I am very different from my friend Alex. I am a student and live in a flat with friends in the city centre. I love going to parties and meeting new people, so I am quite extrovert. Alex works in an office and lives alone in a quiet neighbourhood. He is quite shy and doesn't like big groups, so he hardly ever goes to parties. He prefers playing in videogames at home. We don't see each other very often because he's live in other city, but when we meet, we always get on really well.</text:span> </text:p>
            </text:list-item>
          </text:list>
        </text:list-item>
        <text:list-item>
          <text:p text:style-name="P11">Pronunciation</text:p>
          <text:list>
            <text:list-item>
              <text:p text:style-name="P10">2. lives, 3. likes, 4. <text:span text:style-name="T12">starts, 5. </text:span><text:span text:style-name="T13">leaves</text:span><text:span text:style-name="T12">, 6. cooks</text:span></text:p>
            </text:list-item>
          </text:list>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ru" fo:country="RU"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0-21T21:54:24.240256300</meta:creation-date>
    <dc:date>2025-12-03T14:09:23.205429200</dc:date>
    <meta:editing-duration>PT16M33S</meta:editing-duration>
    <meta:editing-cycles>3</meta:editing-cycles>
    <meta:generator>LibreOffice/25.8.3.1$Windows_X86_64 LibreOffice_project/52ad9dd1c984050a9fb6932dbfb16e86a49e9758</meta:generator>
    <meta:document-statistic meta:table-count="0" meta:image-count="0" meta:object-count="0" meta:page-count="1" meta:paragraph-count="19" meta:word-count="313" meta:character-count="1568" meta:non-whitespace-character-count="1278"/>
  </office:meta>
</office:document-meta>
</file>